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justify"/>
      <style:text-properties fo:font-weight="bold" style:font-weight-asian="bold" fo:font-size="14pt" style:font-size-asian="14pt"/>
    </style:style>
    <style:style style:name="P2" style:parent-style-name="Normal" style:family="paragraph">
      <style:paragraph-properties fo:text-align="justify"/>
    </style:style>
    <style:style style:name="P3" style:parent-style-name="Normal" style:family="paragraph">
      <style:paragraph-properties fo:text-align="justify"/>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P7" style:parent-style-name="Normal" style:family="paragraph">
      <style:paragraph-properties fo:text-align="justify"/>
    </style:style>
  </office:automatic-styles>
  <office:body>
    <office:text text:use-soft-page-breaks="true">
      <text:p text:style-name="P1">EJERCICIO 2. SISTEMA<text:s/>DE ADMINISTRACIÓN DE PROYECTOS.</text:p>
      <text:p text:style-name="P2">Una organización que se dedica a la realización de proyectos de desarrollo local a lo largo del territorio nacional ha venido trabajando de manera convencional, sin la incorporación de tecnologías de la información en sus actividades. Como parte de los retos para este año, se ha decidido automatizar las actividades relacionadas con la parte compleja del su trabajo: la definición y monitoreo de proyectos.</text:p>
      <text:p text:style-name="P3">Cada proyecto tiene definido un nombre y un código, para poder referirse fácilmente a él, también se define el presupuesto total así como el periodo de realización. Para las épocas más favorables de la organización, es muy común que se encuentren realizando varios proyectos simultáneamente, pero se intenta que las zonas de impacto (se entiende una zona de impacto a un municipio, es importante registrar a qué departamento pertenece este municipio) de cada uno se excluyan para poder llevar los beneficios a una mayor población. En cada zona se instala una pequeña oficina para facilitar las labores administrativas y de monitoreo local, por supuesto, la información sobre la dirección exacta de esta oficina y el teléfono son importantes. Cabe destacar que para algún proyecto amplio se pueden tener varias zonas <text:s/>de impacto, lo que implica que ese proyecto posee varias oficinas de administración.</text:p>
      <text:p text:style-name="P4">Dentro de la disposición de cada proyecto, el coordinador de proyecto asigna un grupo de empleados, por ejemplo: administrativos, técnicos, ingenieros, etc. Según lo amerite cada proyecto. Particularmente a cada proyecto se le asignan empleados de diferentes categorías. La gerente general ha solicitado que el sistema cuente, no solo con la lista de categorías de empleado, si no que cada una debe tener una descripción precisa, así como las responsabilidades que le son propias.<text:s/></text:p>
      <text:p text:style-name="P5">Adicionalmente, ha pedido que los datos generales de los empleados estén disponibles desde el sistema, para no tener que depender de la responsable de recursos humanos cuando desee conocer algún dato de contacto de alguna persona. Dentro de esta lista de datos generales, ella ha pedido incluir: el código del empleado, todos los teléfonos de contacto, su correo electrónico y la edad. Por parte de la encargada de recursos humanos, se tiene el requerimiento de datos como la fecha de nacimiento, el número de afiliación del seguro social (ISSS), su número de identificación tributaria (NIT) y el nombre y número de cuenta de la AFP donde se encuentra afiliado.</text:p>
      <text:p text:style-name="P6">Uno de los aspectos cruciales en el trabajo por proyecto es el cumplimiento de los objetivos <text:s/>esperados. Lamentablemente, en ocasiones algunos de estos puntos quedan relegados, entre otras cosas porque, si bien todo esto queda reflejado en el documento de definición de proyecto, por cuestiones de archivo, el documento no es de acceso público para aquellos que lo desarrollan. En tal sentido se desea que la lista de objetivos que debe cumplir cada proyecto esté disponible en el sistema junto con la posibilidad de dar una descripción que amplié el texto oficial del objetivo. Es importante hacer notar que en el método de trabajo utilizado por la empresa, cada objetivo incluye una o varias métricas, es decir valores esperados, estos pueden ser de dos tipos: escalares o porcentuales, que permitan comprobar el cumplimiento de cada objetivo.</text:p>
      <text:p text:style-name="P7">Uno de las innovaciones que la gerente desea obtener con la llegada del sistema de información es la implementación de una pequeña “bitácora de logros” para ello, los miembros del equipo de cada proyecto tendrá la posibilidad de registrar la fecha en la que se cumple cada métric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SV"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arela</meta:initial-creator>
    <dc:creator>Varela</dc:creator>
    <meta:creation-date>2019-07-27T19:16:00Z</meta:creation-date>
    <dc:date>2019-07-27T19:17:00Z</dc:date>
    <meta:template xlink:href="Normal.dotm" xlink:type="simple"/>
    <meta:editing-cycles>1</meta:editing-cycles>
    <meta:editing-duration>PT60S</meta:editing-duration>
    <meta:document-statistic meta:page-count="1" meta:paragraph-count="7" meta:word-count="559" meta:character-count="3628" meta:row-count="25" meta:non-whitespace-character-count="3076"/>
  </office:meta>
</office:document-meta>
</file>